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5.31pt"/>
    </style:style>
    <style:style style:name="ro1" style:family="table-row">
      <style:table-row-properties style:row-height="17.94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8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10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2" table:default-cell-style-name="Default"/>
        <table:table-row table:style-name="ro1">
          <table:table-cell table:style-name="ce4" office:value-type="string" calcext:value-type="string">
            <text:p>Serial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Lecture 1 – 16 August 2017</text:p>
          </table:table-cell>
          <table:table-cell table:style-name="ce9" office:value-type="string" calcext:value-type="string">
            <text:p>Lecture 2 – 17 August 2017</text:p>
          </table:table-cell>
          <table:table-cell table:style-name="ce9" office:value-type="string" calcext:value-type="string">
            <text:p>Lecture 3 – 19 August 2017</text:p>
          </table:table-cell>
          <table:table-cell table:style-name="ce9" office:value-type="string" calcext:value-type="string">
            <text:p>Lecture 4 – 20 August 2017</text:p>
          </table:table-cell>
          <table:table-cell table:style-name="ce9" office:value-type="string" calcext:value-type="string">
            <text:p>Lecture 5 – 21 August 2017</text:p>
          </table:table-cell>
          <table:table-cell table:style-name="ce9" office:value-type="string" calcext:value-type="string">
            <text:p>Lecture 6 – 22 August 2017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office:value-type="float" office:value="80016457" calcext:value-type="float">
            <text:p>80016457</text:p>
          </table:table-cell>
          <table:table-cell office:value-type="string" calcext:value-type="string">
            <text:p> احمد ربيع محمد السيد عيس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table:style-name="ce2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15612" calcext:value-type="float">
            <text:p>80015612</text:p>
          </table:table-cell>
          <table:table-cell office:value-type="string" calcext:value-type="string">
            <text:p> احمد عبدالله نبيه عبدالله احمد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0014799" calcext:value-type="float">
            <text:p>80014799</text:p>
          </table:table-cell>
          <table:table-cell office:value-type="string" calcext:value-type="string">
            <text:p> اروى محمد هشام حامد على شراقى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0015030" calcext:value-type="float">
            <text:p>80015030</text:p>
          </table:table-cell>
          <table:table-cell office:value-type="string" calcext:value-type="string">
            <text:p> تسنيم عبدالله ابراهيم محمود بدوى</text:p>
          </table:table-cell>
          <table:table-cell table:number-columns-repeated="2" office:value-type="string" calcext:value-type="string">
            <text:p> </text:p>
          </table:table-cell>
          <table:table-cell table:number-columns-repeated="2" table:style-name="ce2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80014884" calcext:value-type="float">
            <text:p>80014884</text:p>
          </table:table-cell>
          <table:table-cell office:value-type="string" calcext:value-type="string">
            <text:p> شاديه رافت عبدالغنى ابراهيم محمد</text:p>
          </table:table-cell>
          <table:table-cell table:number-columns-repeated="4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015052" calcext:value-type="float">
            <text:p>80015052</text:p>
          </table:table-cell>
          <table:table-cell office:value-type="string" calcext:value-type="string">
            <text:p> شريف احمد عبدالقادر احمد السيد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80014469" calcext:value-type="float">
            <text:p>80014469</text:p>
          </table:table-cell>
          <table:table-cell office:value-type="string" calcext:value-type="string">
            <text:p> كريم عبدالهادى محمد محفوظ محمد جبر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014741" calcext:value-type="float">
            <text:p>80014741</text:p>
          </table:table-cell>
          <table:table-cell office:value-type="string" calcext:value-type="string">
            <text:p> ماجد احمد محمد احمد ابوسكين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0014985" calcext:value-type="float">
            <text:p>80014985</text:p>
          </table:table-cell>
          <table:table-cell office:value-type="string" calcext:value-type="string">
            <text:p> محمد السيد حسن محمد الهاد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0015618" calcext:value-type="float">
            <text:p>80015618</text:p>
          </table:table-cell>
          <table:table-cell office:value-type="string" calcext:value-type="string">
            <text:p> محمد عبدالهادى محمد ضيف الله</text:p>
          </table:table-cell>
          <table:table-cell table:style-name="ce3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80015601" calcext:value-type="float">
            <text:p>80015601</text:p>
          </table:table-cell>
          <table:table-cell office:value-type="string" calcext:value-type="string">
            <text:p> محمود ابوالعنين يوسف الخولى</text:p>
          </table:table-cell>
          <table:table-cell office:value-type="string" calcext:value-type="string">
            <text:p> </text:p>
          </table:table-cell>
          <table:table-cell table:style-name="ce2" office:value-type="string" calcext:value-type="string">
            <text:p> </text:p>
          </table:table-cell>
          <table:table-cell table:style-name="ce2"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80014746" calcext:value-type="float">
            <text:p>80014746</text:p>
          </table:table-cell>
          <table:table-cell office:value-type="string" calcext:value-type="string">
            <text:p> ندا نادر محسن ابراهيم العطافى</text:p>
          </table:table-cell>
          <table:table-cell table:style-name="ce3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/>
          <table:table-cell office:value-type="string" calcext:value-type="string">
            <text:p> 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80015068" calcext:value-type="float">
            <text:p>80015068</text:p>
          </table:table-cell>
          <table:table-cell office:value-type="string" calcext:value-type="string">
            <text:p> ياسر احمد المنسى محمود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  <table:table-row table:style-name="ro3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0015608" calcext:value-type="float">
            <text:p>80015608</text:p>
          </table:table-cell>
          <table:table-cell table:style-name="ce11" office:value-type="string" calcext:value-type="string">
            <text:p>محمد حنفي حسيني البسيوني</text:p>
          </table:table-cell>
          <table:table-cell table:style-name="Default" table:number-columns-repeated="2"/>
          <table:table-cell table:style-name="ce8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/00/0000</text:date>, <text:time style:data-style-name="N2" text:time-value="14:33:30.5579842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4:25:15.682596599</meta:creation-date>
    <dc:date>2017-08-20T14:38:07.634555413</dc:date>
    <meta:editing-duration>PT8M42S</meta:editing-duration>
    <meta:editing-cycles>8</meta:editing-cycles>
    <meta:generator>LibreOffice/5.3.5.2$Linux_X86_64 LibreOffice_project/30$Build-2</meta:generator>
    <meta:document-statistic meta:table-count="1" meta:cell-count="94" meta:object-count="0"/>
  </office:meta>
</office:document-meta>
</file>